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14mm"/>
    </style:style>
    <style:style style:name="co2" style:family="table-column">
      <style:table-column-properties fo:break-before="auto" style:column-width="26.92mm"/>
    </style:style>
    <style:style style:name="co3" style:family="table-column">
      <style:table-column-properties fo:break-before="auto" style:column-width="35.12mm"/>
    </style:style>
    <style:style style:name="co4" style:family="table-column">
      <style:table-column-properties fo:break-before="auto" style:column-width="106.8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true"/>
      <style:paragraph-properties fo:text-align="star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true"/>
      <style:paragraph-properties fo:text-align="start"/>
    </style:style>
    <style:style style:name="ce5" style:family="table-cell" style:parent-style-name="Default" style:data-style-name="N100">
      <style:table-cell-properties style:text-align-source="fix" style:repeat-content="true" style:rotation-align="none"/>
      <style:paragraph-properties fo:text-align="start"/>
    </style:style>
    <style:style style:name="ce6" style:family="table-cell" style:parent-style-name="Default">
      <style:table-cell-properties style:text-align-source="fix" style:repeat-content="true" style:rotation-align="none"/>
      <style:paragraph-properties fo:text-align="start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82.9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ensof_h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3" table:default-cell-style-name="ce4"/>
        <table:table-column table:style-name="co5" table:number-columns-repeated="3" table:default-cell-style-name="ce4"/>
        <table:table-column table:style-name="co5" table:number-columns-repeated="1016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<text:s/>Value</text:p>
          </table:table-cell>
          <table:table-cell table:style-name="ce1" office:value-type="string" calcext:value-type="string">
            <text:p>Requirements</text:p>
          </table:table-cell>
          <table:table-cell table:style-name="ce3" office:value-type="string" calcext:value-type="string">
            <text:p><text:s/>Footprint</text:p>
          </table:table-cell>
          <table:table-cell table:style-name="ce3" office:value-type="string" calcext:value-type="string">
            <text:p>Mouser </text:p>
          </table:table-cell>
          <table:table-cell table:style-name="ce3" office:value-type="string" calcext:value-type="string">
            <text:p>Alternative</text:p>
          </table:table-cell>
          <table:table-cell table:style-name="ce3" office:value-type="string" calcext:value-type="string">
            <text:p>Original</text:p>
          </table:table-cell>
          <table:table-cell table:style-name="ce3" office:value-type="string" calcext:value-type="string">
            <text:p>Sinuss</text:p>
          </table:table-cell>
          <table:table-cell table:style-name="ce1" table:number-columns-repeated="1016"/>
        </table:table-row>
        <table:table-row table:style-name="ro1">
          <table:table-cell table:style-name="ce2" office:value-type="string" calcext:value-type="string">
            <text:p>AE1</text:p>
          </table:table-cell>
          <table:table-cell office:value-type="string" calcext:value-type="string">
            <text:p>Antenna</text:p>
          </table:table-cell>
          <table:table-cell/>
          <table:table-cell office:value-type="string" calcext:value-type="string">
            <text:p>Abracon_ACAG1204-433-T:ACAG1204-433-T</text:p>
          </table:table-cell>
          <table:table-cell table:style-name="ce5" office:value-type="string" calcext:value-type="string">
            <text:p>https://nl.mouser.com/ProductDetail/ABRACON/ACAG1204-433-T?qs=%2fha2pyFadugCQfC1owZDnEVI6AHHiRn1pZvvyOd%252btrd%252bsYSplhD1dN3ogLkrqAmX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BT1</text:p>
          </table:table-cell>
          <table:table-cell office:value-type="string" calcext:value-type="string">
            <text:p>Battery_Cell</text:p>
          </table:table-cell>
          <table:table-cell/>
          <table:table-cell office:value-type="string" calcext:value-type="string">
            <text:p>Linx_BAT-HLD-001:Linx_BAT-HLD-001</text:p>
          </table:table-cell>
          <table:table-cell table:style-name="ce5" office:value-type="string" calcext:value-type="string">
            <text:p>https://nl.mouser.com/ProductDetail/Linx-Technologies/BAT-HLD-001?qs=sGAEpiMZZMtT9MhkajLHrnz%2fFPUZSgO1koSsSyYdFD4%3d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C1</text:p>
          </table:table-cell>
          <table:table-cell office:value-type="string" calcext:value-type="string">
            <text:p>270pF</text:p>
          </table:table-cell>
          <table:table-cell office:value-type="string" calcext:value-type="string">
            <text:p>±5%; C0G (based on 4010-DKPB434-BM_BOM.xls)</text:p>
          </table:table-cell>
          <table:table-cell office:value-type="string" calcext:value-type="string">
            <text:p>silabs_0402:C_0402</text:p>
          </table:table-cell>
          <table:table-cell table:style-name="ce5" office:value-type="string" calcext:value-type="string">
            <text:p>https://nl.mouser.com/ProductDetail/Murata-Electronics/GRM1555C1H271JA01J?qs=sGAEpiMZZMs0AnBnWHyRQNchIam%2fLmo33%2fljJ8x8MqQ%3d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C2</text:p>
          </table:table-cell>
          <table:table-cell office:value-type="string" calcext:value-type="string">
            <text:p>6.8pF</text:p>
          </table:table-cell>
          <table:table-cell office:value-type="string" calcext:value-type="string">
            <text:p>±5%; C0G (based on 4010-DKPB434-BM_BOM.xls)</text:p>
          </table:table-cell>
          <table:table-cell office:value-type="string" calcext:value-type="string">
            <text:p>silabs_0402:C_0402</text:p>
          </table:table-cell>
          <table:table-cell table:style-name="ce5" office:value-type="string" calcext:value-type="string">
            <text:p>https://nl.mouser.com/ProductDetail/Murata-Electronics/GRM1555C1E6R8BA01D?qs=sGAEpiMZZMs0AnBnWHyRQA3eyUP2RfX7VRYIZHFMitmd1M8%2fwH97Zw%3d%3d</text:p>
          </table:table-cell>
          <table:table-cell table:style-name="ce5" office:value-type="string" calcext:value-type="string">
            <text:p>https://nl.mouser.com/ProductDetail/Murata-Electronics/GJM1555C1H6R8CB01D?qs=sGAEpiMZZMs0AnBnWHyRQFWpQTp1X%2f4g%2fdVmvS4B2uc%3d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3</text:p>
          </table:table-cell>
          <table:table-cell office:value-type="string" calcext:value-type="string">
            <text:p>4.3pF</text:p>
          </table:table-cell>
          <table:table-cell office:value-type="string" calcext:value-type="string">
            <text:p>±5%; C0G (based on 4010-DKPB434-BM_BOM.xls)</text:p>
          </table:table-cell>
          <table:table-cell office:value-type="string" calcext:value-type="string">
            <text:p>silabs_0402:C_0402</text:p>
          </table:table-cell>
          <table:table-cell table:style-name="ce5" office:value-type="string" calcext:value-type="string">
            <text:p>https://nl.mouser.com/ProductDetail/Murata-Electronics/GRM1555C1E4R3BA01D?qs=sGAEpiMZZMs0AnBnWHyRQO3lCa4gsPOhz1wyH98GlxA%3d</text:p>
          </table:table-cell>
          <table:table-cell table:style-name="ce5" office:value-type="string" calcext:value-type="string">
            <text:p>https://nl.mouser.com/ProductDetail/Murata-Electronics/GJM1555C1H4R3BB01D?qs=sGAEpiMZZMs0AnBnWHyRQB3g9U6U8%2fCXM1gGUKGC6%2fQ%3d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4</text:p>
          </table:table-cell>
          <table:table-cell office:value-type="string" calcext:value-type="string">
            <text:p>6.8pF</text:p>
          </table:table-cell>
          <table:table-cell office:value-type="string" calcext:value-type="string">
            <text:p>±5%; C0G (based on 4010-DKPB434-BM_BOM.xls)</text:p>
          </table:table-cell>
          <table:table-cell office:value-type="string" calcext:value-type="string">
            <text:p>silabs_0402:C_0402</text:p>
          </table:table-cell>
          <table:table-cell table:style-name="ce5" office:value-type="string" calcext:value-type="string">
            <text:p>https://nl.mouser.com/ProductDetail/Murata-Electronics/GRM1555C1E6R8BA01D?qs=sGAEpiMZZMs0AnBnWHyRQA3eyUP2RfX7VRYIZHFMitmd1M8%2fwH97Zw%3d%3d</text:p>
          </table:table-cell>
          <table:table-cell table:style-name="ce5" office:value-type="string" calcext:value-type="string">
            <text:p>https://nl.mouser.com/ProductDetail/Murata-Electronics/GJM1555C1H6R8CB01D?qs=sGAEpiMZZMs0AnBnWHyRQFWpQTp1X%2f4g%2fdVmvS4B2uc%3d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5</text:p>
          </table:table-cell>
          <table:table-cell office:value-type="string" calcext:value-type="string">
            <text:p>2.7pF</text:p>
          </table:table-cell>
          <table:table-cell office:value-type="string" calcext:value-type="string">
            <text:p>±5%; C0G (based on 4010-DKPB434-BM_BOM.xls)</text:p>
          </table:table-cell>
          <table:table-cell office:value-type="string" calcext:value-type="string">
            <text:p>silabs_0402:C_0402</text:p>
          </table:table-cell>
          <table:table-cell table:style-name="ce5" office:value-type="string" calcext:value-type="string">
            <text:p>https://nl.mouser.com/ProductDetail/Murata-Electronics/GRM1555C1H2R7BA01D?qs=sGAEpiMZZMs0AnBnWHyRQO3lCa4gsPOhbJC9djHZwSw%3d</text:p>
          </table:table-cell>
          <table:table-cell table:style-name="ce5" office:value-type="string" calcext:value-type="string">
            <text:p>https://nl.mouser.com/ProductDetail/Murata-Electronics/GJM1555C1H2R7BB01D?qs=sGAEpiMZZMs0AnBnWHyRQIcDSxoYxHNsXaZsBe%252b4UnE%3d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6</text:p>
          </table:table-cell>
          <table:table-cell office:value-type="string" calcext:value-type="string">
            <text:p>1.8pF</text:p>
          </table:table-cell>
          <table:table-cell office:value-type="string" calcext:value-type="string">
            <text:p>±5%; C0G (based on 4010-DKPB434-BM_BOM.xls)</text:p>
          </table:table-cell>
          <table:table-cell office:value-type="string" calcext:value-type="string">
            <text:p>silabs_0402:C_0402</text:p>
          </table:table-cell>
          <table:table-cell table:style-name="ce5" office:value-type="string" calcext:value-type="string">
            <text:p>https://nl.mouser.com/ProductDetail/Murata-Electronics/GRM1555C1H1R8WA01D?qs=sGAEpiMZZMs0AnBnWHyRQO3lCa4gsPOhdTx6Fr4qfRs%3d</text:p>
          </table:table-cell>
          <table:table-cell table:style-name="ce5" office:value-type="string" calcext:value-type="string">
            <text:p>https://nl.mouser.com/ProductDetail/Murata-Electronics/GJM1555C1H1R8WB01D?qs=sGAEpiMZZMs0AnBnWHyRQHSMLfoHgeTX%252b5wt%2fOWgJko%3d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7</text:p>
          </table:table-cell>
          <table:table-cell office:value-type="string" calcext:value-type="string">
            <text:p>2.2uF</text:p>
          </table:table-cell>
          <table:table-cell/>
          <table:table-cell office:value-type="string" calcext:value-type="string">
            <text:p>Capacitors_SMD:C_0603</text:p>
          </table:table-cell>
          <table:table-cell table:style-name="ce5" office:value-type="string" calcext:value-type="string">
            <text:p>https://nl.mouser.com/ProductDetail/Wurth-Electronics/885012106018?qs=sGAEpiMZZMvsSlwiRhF8qunkWFWGyo%252bvGiT0OqpbPeTRu89GWR5V%2fQ%3d%3d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C8</text:p>
          </table:table-cell>
          <table:table-cell office:value-type="string" calcext:value-type="string">
            <text:p>1nF</text:p>
          </table:table-cell>
          <table:table-cell/>
          <table:table-cell office:value-type="string" calcext:value-type="string">
            <text:p>Capacitors_SMD:C_0402</text:p>
          </table:table-cell>
          <table:table-cell table:style-name="ce5" office:value-type="string" calcext:value-type="string">
            <text:p>https://nl.mouser.com/ProductDetail/Murata-Electronics/GRM1555C1H102JA01D?qs=sGAEpiMZZMs0AnBnWHyRQLvtlKVhIYcUrJ%2fr%2fbZgWII%3d</text:p>
          </table:table-cell>
          <table:table-cell table:style-name="ce5" office:value-type="string" calcext:value-type="string">
            <text:p>https://nl.mouser.com/ProductDetail/Murata-Electronics/GCM155L81H102KA37D?qs=sGAEpiMZZMs0AnBnWHyRQKFZIQ7b73cdp6UN3rI80kBHa17KQcJ04Q%3d%3d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9</text:p>
          </table:table-cell>
          <table:table-cell office:value-type="string" calcext:value-type="string">
            <text:p>270pF</text:p>
          </table:table-cell>
          <table:table-cell/>
          <table:table-cell office:value-type="string" calcext:value-type="string">
            <text:p>Capacitors_SMD:C_0402</text:p>
          </table:table-cell>
          <table:table-cell table:style-name="ce5" office:value-type="string" calcext:value-type="string">
            <text:p>https://nl.mouser.com/ProductDetail/Murata-Electronics/GRM1555C1H271JA01J?qs=sGAEpiMZZMs0AnBnWHyRQNchIam%2fLmo33%2fljJ8x8MqQ%3d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C10</text:p>
          </table:table-cell>
          <table:table-cell office:value-type="string" calcext:value-type="string">
            <text:p>100nF</text:p>
          </table:table-cell>
          <table:table-cell/>
          <table:table-cell office:value-type="string" calcext:value-type="string">
            <text:p>Capacitors_SMD:C_0402</text:p>
          </table:table-cell>
          <table:table-cell table:style-name="ce5" office:value-type="string" calcext:value-type="string">
            <text:p>https://nl.mouser.com/ProductDetail/Wurth-Electronics/885012105016?qs=sGAEpiMZZMvsSlwiRhF8qunkWFWGyo%252bvTzG69JKMOT6C2O2CbCk8sA%3d%3d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J1</text:p>
          </table:table-cell>
          <table:table-cell office:value-type="string" calcext:value-type="string">
            <text:p>Conn_01x06</text:p>
          </table:table-cell>
          <table:table-cell/>
          <table:table-cell office:value-type="string" calcext:value-type="string">
            <text:p>Connectors_JST:JST_SH_SM06B-SRSS-TB_06x1.00mm_Angled</text:p>
          </table:table-cell>
          <table:table-cell table:style-name="ce5" office:value-type="string" calcext:value-type="string">
            <text:p>https://nl.mouser.com/ProductDetail/SparkFun/PRT-10210?qs=%2fha2pyFadujajXN5UxBZ321ix83CivgbVnz3P8JONMlcWUjqQo0s3dL4V6DEBq9w</text:p>
          </table:table-cell>
          <table:table-cell table:style-name="ce5" table:number-columns-repeated="2"/>
          <table:table-cell table:style-name="ce5" office:value-type="string" calcext:value-type="string">
            <text:p>https://sinuss.nl/componenten/connectoren/pc-board/wire-to-board/1679122-sm06b-srss-tb-lf-sn-connector-header-smt-r-a-1mm-6way-jst-japan-solderless-terminals-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J2</text:p>
          </table:table-cell>
          <table:table-cell office:value-type="string" calcext:value-type="string">
            <text:p>Conn_01x04</text:p>
          </table:table-cell>
          <table:table-cell/>
          <table:table-cell office:value-type="string" calcext:value-type="string">
            <text:p>Connectors_JST:JST_SH_SM04B-SRSS-TB_04x1.00mm_Angled</text:p>
          </table:table-cell>
          <table:table-cell table:style-name="ce5" table:number-columns-repeated="3"/>
          <table:table-cell table:style-name="ce5" office:value-type="string" calcext:value-type="string">
            <text:p>https://sinuss.nl/componenten/connectoren/pc-board/wire-to-board/1830839-sm04b-srss-tb-lf-sn-connector-header-smt-r-a-1mm-4way-jst-japan-solderless-terminals-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1</text:p>
          </table:table-cell>
          <table:table-cell office:value-type="string" calcext:value-type="string">
            <text:p>18nH</text:p>
          </table:table-cell>
          <table:table-cell office:value-type="string" calcext:value-type="string">
            <text:p>See Inductor selection.ods</text:p>
          </table:table-cell>
          <table:table-cell office:value-type="string" calcext:value-type="string">
            <text:p>silabs_0402:C_0402</text:p>
          </table:table-cell>
          <table:table-cell table:style-name="ce5" office:value-type="string" calcext:value-type="string">
            <text:p>https://nl.mouser.com/ProductDetail/Murata-Electronics/LQW15AN18NJ80D?qs=sGAEpiMZZMu0f%252bT2bkVfuiMrucdZTT9yHURjO2Trhno%3d</text:p>
          </table:table-cell>
          <table:table-cell table:style-name="ce5" office:value-type="string" calcext:value-type="string">
            <text:p>https://nl.mouser.com/ProductDetail/Murata-Electronics/LQW15AN18NJ00D?qs=sGAEpiMZZMtROZa%252b%252bXW0aYaFFUc6SEM9</text:p>
          </table:table-cell>
          <table:table-cell table:style-name="ce5" office:value-type="string" calcext:value-type="string">
            <text:p>https://nl.mouser.com/ProductDetail/Coilcraft/0402HP-18NXJLU?qs=sGAEpiMZZMsg%252by3WlYCkU2kWFds1hA9DV%252bkOT%252bmrrt8%3d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L2</text:p>
          </table:table-cell>
          <table:table-cell office:value-type="string" calcext:value-type="string">
            <text:p>56nH</text:p>
          </table:table-cell>
          <table:table-cell office:value-type="string" calcext:value-type="string">
            <text:p>See Inductor selection.ods</text:p>
          </table:table-cell>
          <table:table-cell office:value-type="string" calcext:value-type="string">
            <text:p>silabs_0402:C_0402</text:p>
          </table:table-cell>
          <table:table-cell table:style-name="ce5" office:value-type="string" calcext:value-type="string">
            <text:p>https://nl.mouser.com/ProductDetail/Murata-Electronics/LQW15AN56NJ80D?qs=sGAEpiMZZMsE7cRVS4xF2FXwqxPawB7Q</text:p>
          </table:table-cell>
          <table:table-cell table:style-name="ce5" office:value-type="string" calcext:value-type="string">
            <text:p>https://nl.mouser.com/ProductDetail/Murata-Electronics/LQW15AN56NJ00D?qs=sGAEpiMZZMtROZa%252b%252bXW0af1FDONX7O4%252b</text:p>
          </table:table-cell>
          <table:table-cell table:style-name="ce5" office:value-type="string" calcext:value-type="string">
            <text:p>https://nl.mouser.com/ProductDetail/Coilcraft/0402HPH-56NXJLU?qs=sGAEpiMZZMsg%252by3WlYCkU2kWFds1hA9DX4fWUftQhA0%3d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L3</text:p>
          </table:table-cell>
          <table:table-cell office:value-type="string" calcext:value-type="string">
            <text:p>16nH</text:p>
          </table:table-cell>
          <table:table-cell office:value-type="string" calcext:value-type="string">
            <text:p>See Inductor selection.ods</text:p>
          </table:table-cell>
          <table:table-cell office:value-type="string" calcext:value-type="string">
            <text:p>silabs_0402:C_0402</text:p>
          </table:table-cell>
          <table:table-cell table:style-name="ce5" office:value-type="string" calcext:value-type="string">
            <text:p>https://nl.mouser.com/ProductDetail/Murata-Electronics/LQW15AN16NJ80D?qs=sGAEpiMZZMvLNADcllXbqF1wbaWIRJhb</text:p>
          </table:table-cell>
          <table:table-cell table:style-name="ce5" office:value-type="string" calcext:value-type="string">
            <text:p>https://nl.mouser.com/ProductDetail/Murata-Electronics/LQW15AN16NJ00D?qs=%2fha2pyFadug3sQsFCg4eUQD1YCpf0Sz4irrvL1WqyF9jJ%252b8jCTiFkA%3d%3d</text:p>
          </table:table-cell>
          <table:table-cell table:style-name="ce5" office:value-type="string" calcext:value-type="string">
            <text:p>https://nl.mouser.com/ProductDetail/Coilcraft/0402HP-16NXJLU?qs=sGAEpiMZZMsg%252by3WlYCkU2kWFds1hA9DhnbTeNNr3BI%3d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L4</text:p>
          </table:table-cell>
          <table:table-cell office:value-type="string" calcext:value-type="string">
            <text:p>16nH</text:p>
          </table:table-cell>
          <table:table-cell office:value-type="string" calcext:value-type="string">
            <text:p>See Inductor selection.ods</text:p>
          </table:table-cell>
          <table:table-cell office:value-type="string" calcext:value-type="string">
            <text:p>silabs_0402:C_0402</text:p>
          </table:table-cell>
          <table:table-cell table:style-name="ce5" office:value-type="string" calcext:value-type="string">
            <text:p>https://nl.mouser.com/ProductDetail/Murata-Electronics/LQW15AN16NJ80D?qs=sGAEpiMZZMvLNADcllXbqF1wbaWIRJhb</text:p>
          </table:table-cell>
          <table:table-cell table:style-name="ce5" office:value-type="string" calcext:value-type="string">
            <text:p>https://nl.mouser.com/ProductDetail/Murata-Electronics/LQW15AN16NJ00D?qs=%2fha2pyFadug3sQsFCg4eUQD1YCpf0Sz4irrvL1WqyF9jJ%252b8jCTiFkA%3d%3d</text:p>
          </table:table-cell>
          <table:table-cell table:style-name="ce5" office:value-type="string" calcext:value-type="string">
            <text:p>https://nl.mouser.com/ProductDetail/Coilcraft/0402HP-16NXJLU?qs=sGAEpiMZZMsg%252by3WlYCkU2kWFds1hA9DhnbTeNNr3BI%3d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L5</text:p>
          </table:table-cell>
          <table:table-cell office:value-type="string" calcext:value-type="string">
            <text:p>220nH</text:p>
          </table:table-cell>
          <table:table-cell office:value-type="string" calcext:value-type="string">
            <text:p>See Inductor selection.ods</text:p>
          </table:table-cell>
          <table:table-cell office:value-type="string" calcext:value-type="string">
            <text:p>silabs_0402:C_0402</text:p>
          </table:table-cell>
          <table:table-cell table:style-name="ce5" office:value-type="string" calcext:value-type="string">
            <text:p>https://nl.mouser.com/ProductDetail/Murata-Electronics/LQW15CNR22J10D?qs=%2fha2pyFadui00YRXZ5Qsj%2fwxU%2fdjYq54l7pXZfNwdV%252bcv4cwToPHfA%3d%3d</text:p>
          </table:table-cell>
          <table:table-cell table:style-name="ce5"/>
          <table:table-cell table:style-name="ce5" office:value-type="string" calcext:value-type="string">
            <text:p>https://nl.mouser.com/ProductDetail/Coilcraft/0402HPH-R22XJLU?qs=sGAEpiMZZMsg%252by3WlYCkU2kWFds1hA9D2Adspc2jyqg%3d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/>
          <table:table-cell office:value-type="string" calcext:value-type="string">
            <text:p>Resistors_SMD:R_0402</text:p>
          </table:table-cell>
          <table:table-cell table:style-name="ce5" office:value-type="string" calcext:value-type="string">
            <text:p>https://nl.mouser.com/ProductDetail/Vishay/CRCW040210K0FKEDC?qs=sGAEpiMZZMvdGkrng054t0DrEhLhGh8ghRTPC4LoFoV0V5heIyAs3Q%3d%3d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/>
          <table:table-cell office:value-type="string" calcext:value-type="string">
            <text:p>Resistors_SMD:R_0402</text:p>
          </table:table-cell>
          <table:table-cell table:style-name="ce5" office:value-type="string" calcext:value-type="string">
            <text:p>https://nl.mouser.com/ProductDetail/Vishay/CRCW040210K0FKEDC?qs=sGAEpiMZZMvdGkrng054t0DrEhLhGh8ghRTPC4LoFoV0V5heIyAs3Q%3d%3d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U1</text:p>
          </table:table-cell>
          <table:table-cell office:value-type="string" calcext:value-type="string">
            <text:p>Si4010-GT</text:p>
          </table:table-cell>
          <table:table-cell/>
          <table:table-cell office:value-type="string" calcext:value-type="string">
            <text:p>Housings_SSOP:MSOP-10_3x3mm_Pitch0.5mm</text:p>
          </table:table-cell>
          <table:table-cell table:style-name="ce5" office:value-type="string" calcext:value-type="string">
            <text:p>https://nl.mouser.com/ProductDetail/Silicon-Labs/SI4010-C2-GT?qs=sGAEpiMZZMuiqkRG2l98Y8rS2HKpXLt72A1NtB1ViM4%3d</text:p>
          </table:table-cell>
          <table:table-cell table:style-name="ce5" table:number-columns-repeated="3"/>
          <table:table-cell table:number-columns-repeated="1016"/>
        </table:table-row>
        <table:table-row table:style-name="ro1">
          <table:table-cell table:style-name="ce2" office:value-type="string" calcext:value-type="string">
            <text:p>U2</text:p>
          </table:table-cell>
          <table:table-cell office:value-type="string" calcext:value-type="string">
            <office:annotation draw:style-name="gr1" draw:text-style-name="P2" svg:width="28.99mm" svg:height="84.96mm" svg:x="52.05mm" svg:y="88.85mm" draw:caption-point-x="-6.1mm" draw:caption-point-y="15.1mm">
              <dc:date>2018-07-16T00:00:00</dc:date>
              <text:p text:style-name="P1"><text:span text:style-name="T1">New part number:</text:span></text:p>
              <text:p text:style-name="P1"><text:span text:style-name="T1">HPP845E131R* (= with ptfe membrane)</text:span></text:p>
              <text:p text:style-name="P1"><text:span text:style-name="T1">HPP845E031R* (= without membrane)</text:span></text:p>
              <text:p text:style-name="P1"><text:span text:style-name="T1">(The number at the end behind the ‘R’ is reel size)</text:span></text:p>
              <text:p text:style-name="P1"><text:span text:style-name="T1"/></text:p>
              <text:p text:style-name="P1"><text:span text:style-name="T1">Alternative SI70(06/13/20/21/34)</text:span></text:p>
              <text:p text:style-name="P1"><text:span text:style-name="T1">GM = Normal</text:span></text:p>
              <text:p text:style-name="P1"><text:span text:style-name="T1">IM = Industrial temp.</text:span></text:p>
              <text:p text:style-name="P1"><text:span text:style-name="T1">?M1 = with dust cap</text:span></text:p>
            </office:annotation>
            <text:p>HTU21D</text:p>
          </table:table-cell>
          <table:table-cell/>
          <table:table-cell office:value-type="string" calcext:value-type="string">
            <text:p>Housings_DFN_QFN:DFN-6-1EP_3x3mm_Pitch0.95mm</text:p>
          </table:table-cell>
          <table:table-cell table:style-name="ce5" office:value-type="string" calcext:value-type="string">
            <text:p>https://nl.mouser.com/ProductDetail/634-SI7020-A20-GM1</text:p>
          </table:table-cell>
          <table:table-cell table:style-name="ce6" office:value-type="string" calcext:value-type="string">
            <text:p>https://nl.mouser.com/ProductDetail/Measurement-Specialties/HPP845E131R5?qs=sGAEpiMZZMsrQJTAfdCBRCvDdFDccewd1X8rP9Bi44V8Df4DkVf%2fbg%3d%3d</text:p>
          </table:table-cell>
          <table:table-cell table:style-name="ce5" table:number-columns-repeated="2"/>
          <table:table-cell table:number-columns-repeated="1016"/>
        </table:table-row>
        <table:table-row table:style-name="ro1">
          <table:table-cell table:number-columns-repeated="4"/>
          <table:table-cell table:style-name="Default"/>
          <table:table-cell table:style-name="ce5" table:number-columns-repeated="3"/>
          <table:table-cell table:number-columns-repeated="1016"/>
        </table:table-row>
        <table:table-row table:style-name="ro1" table:number-rows-repeated="3">
          <table:table-cell table:number-columns-repeated="4"/>
          <table:table-cell table:style-name="ce5" table:number-columns-repeated="4"/>
          <table:table-cell table:number-columns-repeated="1016"/>
        </table:table-row>
        <table:table-row table:style-name="ro1">
          <table:table-cell table:style-name="ce1" office:value-type="string" calcext:value-type="string">
            <text:p>Other</text:p>
          </table:table-cell>
          <table:table-cell table:number-columns-repeated="3"/>
          <table:table-cell table:style-name="ce5" table:number-columns-repeated="4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6-pin connector housing</text:p>
          </table:table-cell>
          <table:table-cell/>
          <table:table-cell office:value-type="string" calcext:value-type="string">
            <text:p>SHR-06V-S-B HOUSING, CRIMP, RECEPTACLE, 1MM, 6WAY JST (JAPAN SOLDERLESS TERMINALS)</text:p>
          </table:table-cell>
          <table:table-cell table:style-name="ce5" office:value-type="string" calcext:value-type="string">
            <text:p>https://nl.mouser.com/ProductDetail/SparkFun/PRT-10361?qs=%2fha2pyFadugmHHKg%2fZKM8jKPrFJKb13LuK08SfUL6dyNHzzNhCq4MA%3d%3d</text:p>
          </table:table-cell>
          <table:table-cell table:style-name="ce5" table:number-columns-repeated="2"/>
          <table:table-cell table:style-name="ce5" office:value-type="string" calcext:value-type="string">
            <text:p>https://sinuss.nl/componenten/connectoren/components/pin-socket-connector-housings/1679112-shr-06v-s-b-housing-crimp-receptacle-1mm-6way-jst-japan-solderless-terminals-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4-pin connector housing</text:p>
          </table:table-cell>
          <table:table-cell/>
          <table:table-cell office:value-type="string" calcext:value-type="string">
            <text:p>SHR-04V-S-B CONNECTOR HOUSING, 4WAY JST (JAPAN SOLDERLESS TERMINALS)</text:p>
          </table:table-cell>
          <table:table-cell table:style-name="ce5" office:value-type="string" calcext:value-type="string">
            <text:p>https://nl.mouser.com/ProductDetail/SparkFun/PRT-10359?qs=%2fha2pyFaduj3%252b7foo95J8Mqzu1fghJiYBTg%252bokYh4RRgXol8fRBAkA%3d%3d</text:p>
          </table:table-cell>
          <table:table-cell table:style-name="ce5" table:number-columns-repeated="2"/>
          <table:table-cell table:style-name="ce5" office:value-type="string" calcext:value-type="string">
            <text:p>https://sinuss.nl/componenten/connectoren/components/pin-socket-connector-housings/1679110-shr-04v-s-b-connector-housing-4way-jst-japan-solderless-terminals-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ins</text:p>
          </table:table-cell>
          <table:table-cell/>
          <table:table-cell office:value-type="string" calcext:value-type="string">
            <text:p>SSH-003T-P0.2 CRIMP TERMINAL, SH SERIES JST (JAPAN SOLDERLESS TERMINALS)</text:p>
          </table:table-cell>
          <table:table-cell table:style-name="ce5" table:number-columns-repeated="3"/>
          <table:table-cell table:style-name="ce5" office:value-type="string" calcext:value-type="string">
            <text:p>https://sinuss.nl/componenten/connectoren/components/pin-socket-contacts/1679142-ssh-003t-p0-2-crimp-terminal-sh-series-jst-japan-solderless-terminals-</text:p>
          </table:table-cell>
          <table:table-cell table:number-columns-repeated="1016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ensof_ht.A2:sensof_ht.AMJ2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8P0"/>
    </number:currency-style>
    <number:number-style style:name="N110P0" style:volatile="true">
      <number:text>￥</number:text>
      <number:number number:decimal-places="0" loext:min-decimal-places="0" number:min-integer-digits="1" number:grouping="true"/>
    </number:number-style>
    <number:number-style style:name="N110">
      <number:text>￥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text>￥</number:text>
      <number:number number:decimal-places="0" loext:min-decimal-places="0" number:min-integer-digits="1" number:grouping="true"/>
    </number:number-style>
    <number:number-style style:name="N111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3P0" style:volatile="true">
      <number:text>￥</number:text>
      <number:number number:decimal-places="2" loext:min-decimal-places="2" number:min-integer-digits="1" number:grouping="true"/>
    </number:number-style>
    <number:number-style style:name="N113">
      <number:text>￥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￥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8P2" style:volatile="true">
      <loext:fill-character> </loext:fill-character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2P2" style:volatile="true">
      <loext:text> ￥</loext:text>
      <loext:fill-character> </loext:fill-character>
      <number:text>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0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number:number number:decimal-places="0" loext:min-decimal-places="0" number:min-integer-digits="1" number:grouping="true"/>
      <number:text> Ft</number:text>
    </number:number-style>
    <number:number-style style:name="N146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46P0"/>
    </number:number-style>
    <number:number-style style:name="N147P0" style:volatile="true">
      <number:number number:decimal-places="0" loext:min-decimal-places="0" number:min-integer-digits="1" number:grouping="true"/>
      <number:text> Ft</number:text>
    </number:number-style>
    <number:number-style style:name="N147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47P0"/>
    </number:number-style>
    <number:number-style style:name="N149P0" style:volatile="true">
      <number:number number:decimal-places="2" loext:min-decimal-places="2" number:min-integer-digits="1" number:grouping="true"/>
      <number:text> Ft</number:text>
    </number:number-style>
    <number:number-style style:name="N149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49P0"/>
    </number:number-style>
    <number:number-style style:name="N150P0" style:volatile="true">
      <number:number number:decimal-places="2" loext:min-decimal-places="2" number:min-integer-digits="1" number:grouping="true"/>
      <number:text> Ft</number:text>
    </number:number-style>
    <number:number-style style:name="N150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50P0"/>
    </number:number-style>
    <number:number-style style:name="N154P0" style:volatile="true"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54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54P2" style:volatile="true">
      <loext:fill-character> </loext:fill-character>
      <number:text>- Ft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8P2" style:volatile="true">
      <loext:fill-character> </loext:fill-character>
      <number:text>- 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62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62P2" style:volatile="true"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66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66P2" style:volatile="true"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text>Yes</number:text>
    </number:number-style>
    <number:number-style style:name="N168P1" style:volatile="true">
      <number:text>Yes</number:text>
    </number:number-style>
    <number:number-style style:name="N168">
      <number:text>No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True</number:text>
    </number:number-style>
    <number:number-style style:name="N170P1" style:volatile="true">
      <number:text>True</number:text>
    </number:number-style>
    <number:number-style style:name="N170">
      <number:text>False</number:text>
      <style:map style:condition="value()&gt;0" style:apply-style-name="N170P0"/>
      <style:map style:condition="value()&lt;0" style:apply-style-name="N170P1"/>
    </number:number-style>
    <number:number-style style:name="N172P0" style:volatile="true">
      <number:text>On</number:text>
    </number:number-style>
    <number:number-style style:name="N172P1" style:volatile="true">
      <number:text>On</number:text>
    </number:number-style>
    <number:number-style style:name="N172">
      <number:text>Off</number:text>
      <style:map style:condition="value()&gt;0" style:apply-style-name="N172P0"/>
      <style:map style:condition="value()&lt;0" style:apply-style-name="N172P1"/>
    </number:number-style>
    <number:currency-style style:name="N174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74">
      <style:text-properties fo:color="#ff0000"/>
      <number:text>(</number:text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7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6">00-00-0000</text:date>, <text:time style:data-style-name="N2" text:time-value="15:28:02.9731119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6T18:36:35.498616115</dc:date>
    <meta:editing-duration>PT5H44M50S</meta:editing-duration>
    <meta:editing-cycles>18</meta:editing-cycles>
    <meta:generator>LibreOffice/5.1.6.2$Linux_X86_64 LibreOffice_project/10m0$Build-2</meta:generator>
    <meta:document-statistic meta:table-count="1" meta:cell-count="140" meta:object-count="0"/>
  </office:meta>
</office:document-meta>
</file>